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 style:data-style-name="N2"/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9"/>
          <table:table-cell table:style-name="ce48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2"/>
          <table:table-cell table:formula="of:=[.I5]/[.L5]" office:value-type="float" office:value="0.73" calcext:value-type="float">
            <text:p>0.73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02.739726027397" calcext:value-type="float">
            <text:p>102.739726027397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829545454545455" calcext:value-type="float">
            <text:p>0.83</text:p>
          </table:table-cell>
          <table:table-cell table:formula="of:=[.M7]*[.$L$5]" office:value-type="float" office:value="85.2272727272727" calcext:value-type="float">
            <text:p>85.23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96363636363636" calcext:value-type="float">
            <text:p>0.80</text:p>
          </table:table-cell>
          <table:table-cell table:formula="of:=[.M8]*[.$L$5]" office:value-type="float" office:value="81.8181818181818" calcext:value-type="float">
            <text:p>81.82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71477272727273" calcext:value-type="float">
            <text:p>0.77</text:p>
          </table:table-cell>
          <table:table-cell table:formula="of:=[.M9]*[.$L$5]" office:value-type="float" office:value="79.2613636363636" calcext:value-type="float">
            <text:p>79.26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46590909090909" calcext:value-type="float">
            <text:p>0.75</text:p>
          </table:table-cell>
          <table:table-cell table:formula="of:=[.M10]*[.$L$5]" office:value-type="float" office:value="76.7045454545455" calcext:value-type="float">
            <text:p>76.7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3" calcext:value-type="float">
            <text:p>0.73</text:p>
          </table:table-cell>
          <table:table-cell table:formula="of:=[.M11]*[.$L$5]" office:value-type="float" office:value="75" calcext:value-type="float">
            <text:p>75.00</text:p>
          </table:table-cell>
          <table:table-cell table:number-columns-repeated="2"/>
          <table:table-cell table:formula="of:=[.H11]/[.D11]" office:value-type="float" office:value="0.829545454545455" calcext:value-type="float">
            <text:p>0.829545454545455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713409090909091" calcext:value-type="float">
            <text:p>0.71</text:p>
          </table:table-cell>
          <table:table-cell table:formula="of:=[.M12]*[.$L$5]" office:value-type="float" office:value="73.2954545454546" calcext:value-type="float">
            <text:p>73.3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88522727272727" calcext:value-type="float">
            <text:p>0.69</text:p>
          </table:table-cell>
          <table:table-cell table:formula="of:=[.M13]*[.$L$5]" office:value-type="float" office:value="70.7386363636364" calcext:value-type="float">
            <text:p>70.74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71931818181818" calcext:value-type="float">
            <text:p>0.67</text:p>
          </table:table-cell>
          <table:table-cell table:formula="of:=[.M14]*[.$L$5]" office:value-type="float" office:value="69.0340909090909" calcext:value-type="float">
            <text:p>69.03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55340909090909" calcext:value-type="float">
            <text:p>0.66</text:p>
          </table:table-cell>
          <table:table-cell table:formula="of:=[.M15]*[.$L$5]" office:value-type="float" office:value="67.3295454545455" calcext:value-type="float">
            <text:p>67.33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3875" calcext:value-type="float">
            <text:p>0.64</text:p>
          </table:table-cell>
          <table:table-cell table:formula="of:=[.M16]*[.$L$5]" office:value-type="float" office:value="65.625" calcext:value-type="float">
            <text:p>65.63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829545454545455" calcext:value-type="float">
            <text:p>0.829545454545455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I27]*[.J27]" office:value-type="float" office:value="16" calcext:value-type="float">
            <text:p>16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0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08:26:00.49116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05T08:43:01.033077228</dc:date>
    <meta:editing-duration>P15DT18H53M32S</meta:editing-duration>
    <meta:editing-cycles>98</meta:editing-cycles>
    <meta:document-statistic meta:table-count="13" meta:cell-count="2190" meta:object-count="0"/>
  </office:meta>
</office:document-meta>
</file>